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193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0.8299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delrhman Shaheen</text:p>
          </table:table-cell>
          <table:table-cell office:value-type="float" office:value="120220228" calcext:value-type="float">
            <text:p>1202202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 AboHendy</text:p>
          </table:table-cell>
          <table:table-cell office:value-type="float" office:value="120220224" calcext:value-type="float">
            <text:p>1202202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vid George</text:p>
          </table:table-cell>
          <table:table-cell office:value-type="float" office:value="120220020" calcext:value-type="float">
            <text:p>1202200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hamed Yehia</text:p>
          </table:table-cell>
          <table:table-cell office:value-type="float" office:value="120220227" calcext:value-type="float">
            <text:p>12022022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bdulrhman Shaheen</meta:initial-creator>
    <meta:creation-date>2023-05-04T15:05:46</meta:creation-date>
    <dc:date>2023-06-08T06:04:33.920855612</dc:date>
    <meta:generator>LibreOffice/6.4.7.2$Linux_X86_64 LibreOffice_project/40$Build-2</meta:generator>
    <meta:editing-duration>PT37S</meta:editing-duration>
    <meta:editing-cycles>1</meta:editing-cycles>
    <meta:document-statistic meta:table-count="1" meta:cell-count="1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